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d178" officeooo:paragraph-rsid="0014c5d7"/>
    </style:style>
    <style:style style:name="P2" style:family="paragraph" style:parent-style-name="Preformatted_20_Text">
      <style:text-properties officeooo:rsid="0014c5d7" officeooo:paragraph-rsid="0014c5d7"/>
    </style:style>
    <style:style style:name="P3" style:family="paragraph" style:parent-style-name="Preformatted_20_Text">
      <style:text-properties officeooo:rsid="00168163" officeooo:paragraph-rsid="00168163"/>
    </style:style>
    <style:style style:name="P4" style:family="paragraph" style:parent-style-name="Preformatted_20_Text">
      <style:text-properties officeooo:rsid="00183aba" officeooo:paragraph-rsid="00183aba"/>
    </style:style>
    <style:style style:name="P5" style:family="paragraph" style:parent-style-name="Preformatted_20_Text">
      <style:text-properties officeooo:rsid="0018f16c" officeooo:paragraph-rsid="0018f16c"/>
    </style:style>
    <style:style style:name="P6" style:family="paragraph" style:parent-style-name="Preformatted_20_Text">
      <style:text-properties officeooo:rsid="001acfaf" officeooo:paragraph-rsid="001acfaf"/>
    </style:style>
    <style:style style:name="P7" style:family="paragraph" style:parent-style-name="Preformatted_20_Text">
      <style:text-properties fo:font-weight="bold" officeooo:rsid="0012d178" officeooo:paragraph-rsid="0014c5d7" style:font-weight-asian="bold" style:font-weight-complex="bold"/>
    </style:style>
    <style:style style:name="P8" style:family="paragraph" style:parent-style-name="Preformatted_20_Text">
      <style:text-properties fo:font-weight="bold" officeooo:rsid="0014c5d7" officeooo:paragraph-rsid="0014c5d7" style:font-weight-asian="bold" style:font-weight-complex="bold"/>
    </style:style>
    <style:style style:name="P9" style:family="paragraph" style:parent-style-name="Preformatted_20_Text">
      <style:text-properties fo:font-weight="bold" officeooo:rsid="001a3217" officeooo:paragraph-rsid="001a3217" style:font-weight-asian="bold" style:font-weight-complex="bold"/>
    </style:style>
    <style:style style:name="P10" style:family="paragraph" style:parent-style-name="Preformatted_20_Text">
      <style:text-properties fo:font-style="normal" fo:font-weight="bold" officeooo:rsid="001a3217" officeooo:paragraph-rsid="001a3217" style:font-style-asian="normal" style:font-weight-asian="bold" style:font-style-complex="normal" style:font-weight-complex="bold"/>
    </style:style>
    <style:style style:name="P11" style:family="paragraph" style:parent-style-name="Preformatted_20_Text">
      <style:text-properties fo:font-style="normal" style:text-underline-style="solid" style:text-underline-width="auto" style:text-underline-color="font-color" fo:font-weight="bold" officeooo:rsid="00183aba" officeooo:paragraph-rsid="00183aba" style:font-style-asian="normal" style:font-weight-asian="bold" style:font-style-complex="normal" style:font-weight-complex="bold"/>
    </style:style>
    <style:style style:name="T1" style:family="text">
      <style:text-properties officeooo:rsid="0014c5d7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For learning rate :</text:span></text:p>
      <text:p text:style-name="P1">Bottou « Stochastic Gradient Tricks” Neural Networks 2012 »</text:p>
      <text:p text:style-name="P3">Start with a high learnin rate and decreae it by 2 until convergence.</text:p>
      <text:p text:style-name="P1"/>
      <text:p text:style-name="P8">For Dropouts :</text:p>
      <text:p text:style-name="P2">Hinton et al. “Improving Nns by preventing co-adaptation of feature detectors”</text:p>
      <text:p text:style-name="P2">arxiv 2012</text:p>
      <text:p text:style-name="P2"/>
      <text:p text:style-name="P11">References tutorial supervized learning :</text:p>
      <text:p text:style-name="P9">Convolutional Nets :</text:p>
      <text:p text:style-name="P4">– LeCun, Bottou, Bengio and Haffner: Gradient-Based Learning Applied to Document</text:p>
      <text:p text:style-name="P4">Recognition, Proceedings of the IEEE, 86(11):2278-2324, November 1998</text:p>
      <text:p text:style-name="P4">- Krizhevsky, Sutskever, Hinton “ImageNet Classification with deep convolutional</text:p>
      <text:p text:style-name="P4">neural networks” NIPS 2012</text:p>
      <text:p text:style-name="P4">– Jarrett, Kavukcuoglu, Ranzato, LeCun: What is the Best Multi-Stage Architecture for</text:p>
      <text:p text:style-name="P4">Object Recognition?, Proc. International Conference on Computer Vision (ICCV'09),</text:p>
      <text:p text:style-name="P4">IEEE, 2009</text:p>
      <text:p text:style-name="P4">- Kavukcuoglu, Sermanet, Boureau, Gregor, Mathieu, LeCun: Learning Convolutional</text:p>
      <text:p text:style-name="P4">Feature Hierachies for Visual Recognition, Advances in Neural Information</text:p>
      <text:p text:style-name="P4">Processing Systems (NIPS 2010), 23, 2010</text:p>
      <text:p text:style-name="P4">– see yann.lecun.com/exdb/publis for references on many different kinds of</text:p>
      <text:p text:style-name="P4">convnets.</text:p>
      <text:p text:style-name="P4">– see http://www.cmap.polytechnique.fr/scattering/ for scattering networks (similar to</text:p>
      <text:p text:style-name="P4">convnets but with less learning and stronger mathematical foundations)</text:p>
      <text:p text:style-name="P4">– see http://www.idsia.ch/~juergen/ for other references to ConvNets and LSTMs</text:p>
      <text:p text:style-name="P4"/>
      <text:p text:style-name="P10">Applications of Convolutional Nets :</text:p>
      <text:p text:style-name="P5">– Farabet, Couprie, Najman, LeCun. Scene Parsing with Multiscale Feature Learning,</text:p>
      <text:p text:style-name="P5">Purity Trees, and Optimal Covers”, ICML 2012</text:p>
      <text:p text:style-name="P5">– Pierre Sermanet, Koray Kavukcuoglu, Soumith Chintala and Yann LeCun:</text:p>
      <text:p text:style-name="P5">Pedestrian Detection with Unsupervised Multi-Stage Feature Learning, CVPR 2013</text:p>
      <text:p text:style-name="P5">- D. Ciresan, A. Giusti, L. Gambardella, J. Schmidhuber. Deep Neural Networks</text:p>
      <text:p text:style-name="P5">Segment Neuronal Membranes in Electron Microscopy Images. NIPS 2012</text:p>
      <text:p text:style-name="P5">- Raia Hadsell, Pierre Sermanet, Marco Scoffier, Ayse Erkan, Koray Kavackuoglu, Urs</text:p>
      <text:p text:style-name="P5">Muller and Yann LeCun. Learning Long-Range Vision for Autonomous Off-Road</text:p>
      <text:p text:style-name="P5">Driving, Journal of Field Robotics, 26(2):120-144, 2009</text:p>
      <text:p text:style-name="P5">– Burger, Schuler, Harmeling. Image Denoisng: Can Plain Neural Networks Compete</text:p>
      <text:p text:style-name="P5">with BM3D?, CVPR 2012</text:p>
      <text:p text:style-name="P5">– Hadsell, Chopra, LeCun. Dimensionality reduction by learning an invariant mapping,</text:p>
      <text:p text:style-name="P5">CVPR 2006</text:p>
      <text:p text:style-name="P5">– Bergstra et al. Making a science of model search: hyperparameter optimization in hundred of dimensions for vision architectures, ICML 2013</text:p>
      <text:p text:style-name="P5"/>
      <text:p text:style-name="P9">Latest and Greatest Convolutional Nets :</text:p>
      <text:p text:style-name="P5">– Girshick, Donahue, Darrell, Malick. “Rich feature hierarchies for accurate object</text:p>
      <text:p text:style-name="P5">detection and semantic segmentation”, arXiv 2014</text:p>
      <text:p text:style-name="P5">–Karpathy, Toderici, Shetty, Leung, Sukthankar, FeiFei “Large-scale video</text:p>
      <text:p text:style-name="P5">classification with convolutional neural networks, CVPR 2014</text:p>
      <text:p text:style-name="P5">- Cadieu, Hong, Yamins, Pinto, Ardila, Solomon, Majaj, DiCarlo. “DNN rival in</text:p>
      <text:p text:style-name="P5">representation of primate IT cortex for core visual object recognition”. arXiv 2014</text:p>
      <text:p text:style-name="P5">- Erhan, Szegedy, Toshev, Anguelov “Scalable object detection using DNN” CVPR</text:p>
      <text:p text:style-name="P5">2014</text:p>
      <text:p text:style-name="P5">- Dauphin, Pascanu, Gulcehre, Cho, Ganguli, Bengio “Identifying and attacking the</text:p>
      <text:p text:style-name="P5">saddle point problem in high-dimensional non-convex optimization” arXiv 2014</text:p>
      <text:p text:style-name="P5">- Razavian, Azizpour, Sullivan, Carlsson “CNN features off-the-shelf: and <text:soft-page-break/>astounding</text:p>
      <text:p text:style-name="P5">baseline for recognition” arXiv 2014</text:p>
      <text:p text:style-name="P5"/>
      <text:p text:style-name="P9">Deep Learning in general :</text:p>
      <text:p text:style-name="P6">– deep learning tutorial slides at ICML 2013</text:p>
      <text:p text:style-name="P6">– Yoshua Bengio, Learning Deep Architectures for AI, Foundations and Trends in</text:p>
      <text:p text:style-name="P6">Machine Learning, 2(1), pp.1-127, 2009.</text:p>
      <text:p text:style-name="P6">– LeCun, Chopra, Hadsell, Ranzato, Huang: A Tutorial on Energy-Based Learning, in</text:p>
      <text:p text:style-name="P6">Bakir, G. and Hofman, T. and Schölkopf, B. and Smola, A. and Taskar, B. (Eds),</text:p>
      <text:p text:style-name="P6">Predicting Structured Data, MIT Press, 2006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7T15:23:11.806053438</dc:date>
    <meta:generator>LibreOffice/4.2.8.2$Linux_X86_64 LibreOffice_project/420m0$Build-2</meta:generator>
    <meta:editing-duration>PT14M20S</meta:editing-duration>
    <meta:editing-cycles>8</meta:editing-cycles>
    <meta:document-statistic meta:table-count="0" meta:image-count="0" meta:object-count="0" meta:page-count="2" meta:paragraph-count="58" meta:word-count="466" meta:character-count="3505" meta:non-whitespace-character-count="3038"/>
  </office:meta>
</office:document-meta>
</file>